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97340" officeooo:paragraph-rsid="00097340"/>
    </style:style>
    <style:style style:name="P2" style:family="paragraph" style:parent-style-name="Text_20_body">
      <style:text-properties officeooo:rsid="00097340" officeooo:paragraph-rsid="0009b39f"/>
    </style:style>
    <style:style style:name="P3" style:family="paragraph" style:parent-style-name="Subtitle">
      <style:text-properties officeooo:rsid="00097340" officeooo:paragraph-rsid="00097340"/>
    </style:style>
    <style:style style:name="P4" style:family="paragraph" style:parent-style-name="Title">
      <style:text-properties officeooo:rsid="00097340" officeooo:paragraph-rsid="00097340"/>
    </style:style>
    <style:style style:name="P5" style:family="paragraph" style:parent-style-name="Text_20_body">
      <style:text-properties officeooo:rsid="000b8edb" officeooo:paragraph-rsid="000b8edb"/>
    </style:style>
    <style:style style:name="P6" style:family="paragraph" style:parent-style-name="Text_20_body">
      <style:text-properties officeooo:rsid="0009b39f" officeooo:paragraph-rsid="0009b39f"/>
    </style:style>
    <style:style style:name="P7" style:family="paragraph" style:parent-style-name="Text_20_body">
      <style:text-properties officeooo:rsid="000ceccf" officeooo:paragraph-rsid="000ceccf"/>
    </style:style>
    <style:style style:name="P8" style:family="paragraph" style:parent-style-name="Text_20_body">
      <style:text-properties officeooo:rsid="000eaac3" officeooo:paragraph-rsid="000eaac3"/>
    </style:style>
    <style:style style:name="P9" style:family="paragraph" style:parent-style-name="Text_20_body">
      <style:text-properties officeooo:rsid="000eaac3" officeooo:paragraph-rsid="000f016b"/>
    </style:style>
    <style:style style:name="P10" style:family="paragraph" style:parent-style-name="Text_20_body">
      <style:text-properties officeooo:rsid="000f016b" officeooo:paragraph-rsid="000f016b"/>
    </style:style>
    <style:style style:name="P11" style:family="paragraph" style:parent-style-name="Text_20_body">
      <style:text-properties officeooo:rsid="00100282" officeooo:paragraph-rsid="00100282"/>
    </style:style>
    <style:style style:name="P12" style:family="paragraph" style:parent-style-name="Heading_20_1">
      <style:text-properties officeooo:rsid="000b8edb" officeooo:paragraph-rsid="000b8edb"/>
    </style:style>
    <style:style style:name="P13" style:family="paragraph" style:parent-style-name="Heading_20_1">
      <style:text-properties officeooo:rsid="000eaac3" officeooo:paragraph-rsid="000eaac3"/>
    </style:style>
    <style:style style:name="P14" style:family="paragraph" style:parent-style-name="Heading_20_2">
      <style:text-properties officeooo:rsid="000ceccf" officeooo:paragraph-rsid="000ceccf"/>
    </style:style>
    <style:style style:name="P15" style:family="paragraph" style:parent-style-name="Heading_20_2">
      <style:text-properties officeooo:rsid="000eaac3" officeooo:paragraph-rsid="000eaac3"/>
    </style:style>
    <style:style style:name="P16" style:family="paragraph" style:parent-style-name="Heading_20_2">
      <style:text-properties officeooo:rsid="000f016b" officeooo:paragraph-rsid="000f016b"/>
    </style:style>
    <style:style style:name="T1" style:family="text">
      <style:text-properties officeooo:rsid="0009b39f"/>
    </style:style>
    <style:style style:name="T2" style:family="text">
      <style:text-properties officeooo:rsid="000b8edb"/>
    </style:style>
    <style:style style:name="T3" style:family="text">
      <style:text-properties officeooo:rsid="000ceccf"/>
    </style:style>
    <style:style style:name="T4" style:family="text">
      <style:text-properties officeooo:rsid="000eaac3"/>
    </style:style>
    <style:style style:name="T5" style:family="text">
      <style:text-properties officeooo:rsid="000f016b"/>
    </style:style>
    <style:style style:name="T6" style:family="text">
      <style:text-properties officeooo:rsid="00100282"/>
    </style:style>
    <style:style style:name="T7" style:family="text">
      <style:text-properties style:font-name="DejaVu Sans" officeooo:rsid="001002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he NibbleTronic</text:p>
      <text:p text:style-name="P3">Building a MIDI Controller and Coming Up With a New UI For Wind Instruments</text:p>
      <text:p text:style-name="P1"/>
      <text:h text:style-name="Heading_20_1" text:outline-level="1">Introduction</text:h>
      <text:p text:style-name="P5">This is a proposal for a talk in one of the 20 minute slots. The appropriate tracks are ‘Hardware &amp; Making’ and ‘Art &amp; Culture’. The described project is non- commercial and fully open source. If I’d bother with a license, it would be the MIT ‘Don’t expect anything and do what you want’ license.</text:p>
      <text:h text:style-name="P12" text:outline-level="1">The Project</text:h>
      <text:p text:style-name="P2">The NibbleTronic is a MIDI wind controller that features a novel user interface resulting in a unique tonal range. <text:span text:style-name="T1">The standard configuration allows to precisely play a bit more than four full octaves including semitones with only one hand. This range can be easily extended in Software. </text:span></text:p>
      <text:p text:style-name="P2"><text:span text:style-name="T1">The instruments </text:span>evolution is currently in the third stage and nearing kit status. <text:span text:style-name="T1">The</text:span> <text:span text:style-name="T3">device</text:span> is Arduino based to allow for easy <text:span text:style-name="T1">modification of its behaviour by its user. The source code and the schematics are accessible via a free GitHub repository, as well as a complete bill of materials. </text:span></text:p>
      <text:p text:style-name="P6">In <text:span text:style-name="T2">my talk I want to describe the individual stages of development from a barely usable electronic recorder to a useful and unique instrument that could come as a kit. The interface that puts four octaves at the fingertips of a single hand will be the second core topic.</text:span></text:p>
      <text:h text:style-name="P13" text:outline-level="1">The Talk</text:h>
      <text:p text:style-name="P8">This is the outline of the talk I want to hold. It will be done in the traditional fashion with a couple of slides for illustration and me doing the talking. </text:p>
      <text:h text:style-name="P14" text:outline-level="2">Motivation and <text:span text:style-name="T4">B</text:span>asic <text:span text:style-name="T4">C</text:span>oncept</text:h>
      <text:p text:style-name="P7">I will show the first iteration (Some electric conduit, pushbuttons, a pressure sensor and of course an Ardu micro). Additionally I will explain the basic principles behind an electronic wind controller.</text:p>
      <text:h text:style-name="P14" text:outline-level="2"><text:soft-page-break/>Inspiration and <text:span text:style-name="T4">E</text:span>volution</text:h>
      <text:p text:style-name="P7">This part will deal with the shortcomings of the first design, the sources I used to learn more and draw a comparison with a commercial product (The Akai EWI series of controllers). I want to illustrate what I learned from their product and which design choices I made for the second generation NibbleTronic.</text:p>
      <text:h text:style-name="P14" text:outline-level="2">Innovation</text:h>
      <text:p text:style-name="P7">The second gen. NibbleTronic is the first to use my new interface for wind instruments. In this part I want to explain what I came up with. <text:span text:style-name="T4">This chapter may include a short demonstration if I can convince a musician friend to do this part.</text:span></text:p>
      <text:h text:style-name="P15" text:outline-level="2">Further Development and Outlook</text:h>
      <text:p text:style-name="P8">The final chapter will explain what I learned from the previous design, which tools I used for the current generation and explore possible future improvements. From there I want to enter the Q&amp;A part seamlessly, as <text:span text:style-name="T6">this part</text:span> lends itself neatly for discussion.</text:p>
      <text:h text:style-name="P13" text:outline-level="1">Further Information</text:h>
      <text:h text:style-name="P15" text:outline-level="2">About the Device</text:h>
      <text:p text:style-name="P9">The build of generations two and three is documented here: <text:a xlink:type="simple" xlink:href="http://www.schlimme-gegend.de/schlimme-ideen/nibbletronic/" text:style-name="Internet_20_link" text:visited-style-name="Visited_20_Internet_20_Link"><text:span text:style-name="T5">http://www.schlimme-gegend.de/schlimme-ideen/nibbletronic/</text:span></text:a></text:p>
      <text:p text:style-name="P10">The current state is that I’m waiting for the PCBs for the latest iteration to be delivered but I’m sure that I will have a completed example before <text:span text:style-name="T6">D</text:span>ecember.</text:p>
      <text:h text:style-name="P16" text:outline-level="2">About Me</text:h>
      <text:p text:style-name="Text_20_body">As an engineer I feel obliged to make technology accessible to my fellow humans. My current projects are centered around the interface between art and technology. Educating others about the possibilities <text:span text:style-name="T6">at their disposal</text:span> is important to me. Right now I’m part of the developing audio group in my local hackerspace (SubLab Leipzig), <text:span text:style-name="T6">where I want to build a stage synth from a controller keyboard, a rasPi and a rooted kindle fire 7</text:span>. <text:span text:style-name="T6">I am 39 years old and this would be the second Chaos </text:span><text:span text:style-name="T7">Communication</text:span><text:span text:style-name="T6"> Congress I attend.</text:span></text:p>
      <text:p text:style-name="P10"/>
      <text:p text:style-name="P11">Kind regards, Christian Trap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  <style:text-properties style:font-name="Liberation Sans1" fo:font-family="'Liberation Sans'" style:font-style-name="Regular" style:font-family-generic="swiss" style:font-pitch="variable" officeooo:rsid="000f016b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6:15:46.553099826</meta:creation-date>
    <dc:date>2016-09-15T13:18:53.155340510</dc:date>
    <meta:editing-duration>PT2H11M11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2" meta:paragraph-count="25" meta:word-count="583" meta:character-count="3407" meta:non-whitespace-character-count="2852"/>
  </office:meta>
</office:document-meta>
</file>